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.72mm"/>
    </style:style>
    <style:style style:name="co6" style:family="table-column">
      <style:table-column-properties fo:break-before="auto" style:column-width="4.22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bold" style:font-name-asian="新細明體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6"/>
        <table:table-column table:style-name="co4" table:number-columns-repeated="8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44" table:default-cell-style-name="ce23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5-8 國內能源消費（按部門區分）</text:p>
          </table:table-cell>
          <table:covered-table-cell table:number-columns-repeated="10" table:style-name="ce7"/>
          <table:table-cell table:style-name="ce33" table:number-columns-repeated="1013"/>
        </table:table-row>
        <table:table-row table:style-name="ro2">
          <table:table-cell table:number-columns-repeated="2"/>
          <table:table-cell table:style-name="ce12"/>
          <table:table-cell table:style-name="ce17" table:number-columns-repeated="2"/>
          <table:table-cell table:style-name="ce27" table:number-columns-repeated="4"/>
          <table:table-cell table:style-name="ce28"/>
          <table:table-cell table:style-name="ce29" office:value-type="string" calcext:value-type="string">
            <text:p>單位：公秉油當量</text:p>
          </table:table-cell>
          <table:table-cell table:style-name="ce28" table:number-columns-repeated="1013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月</text:p>
          </table:table-cell>
          <table:covered-table-cell table:number-columns-repeated="2" table:style-name="ce8"/>
          <table:table-cell table:style-name="ce18" office:value-type="string" calcext:value-type="string">
            <text:p>合計</text:p>
          </table:table-cell>
          <table:table-cell table:style-name="ce18" office:value-type="string" calcext:value-type="string">
            <text:p>能源部門自用</text:p>
          </table:table-cell>
          <table:table-cell table:style-name="ce18" office:value-type="string" calcext:value-type="string">
            <text:p>工業部門</text:p>
          </table:table-cell>
          <table:table-cell table:style-name="ce18" office:value-type="string" calcext:value-type="string">
            <text:p>運輸部門</text:p>
          </table:table-cell>
          <table:table-cell table:style-name="ce18" office:value-type="string" calcext:value-type="string">
            <text:p>農業部門</text:p>
          </table:table-cell>
          <table:table-cell table:style-name="ce18" office:value-type="string" calcext:value-type="string">
            <text:p>服務業部門</text:p>
          </table:table-cell>
          <table:table-cell table:style-name="ce18" office:value-type="string" calcext:value-type="string">
            <text:p>住宅部門</text:p>
          </table:table-cell>
          <table:table-cell table:style-name="ce18" office:value-type="string" calcext:value-type="string">
            <text:p>非能源消費</text:p>
          </table:table-cell>
          <table:table-cell table:style-name="ce34" table:number-columns-repeated="1013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9"/>
          <table:table-cell table:style-name="ce13"/>
          <table:table-cell table:style-name="ce19" office:value-type="float" office:value="68521058.9175392" calcext:value-type="float">
            <text:p><text:s/>68,521,059 <text:s/></text:p>
          </table:table-cell>
          <table:table-cell table:style-name="ce24" office:value-type="float" office:value="5387012.78784571" calcext:value-type="float">
            <text:p><text:s/>5,387,013 <text:s/></text:p>
          </table:table-cell>
          <table:table-cell table:style-name="ce24" office:value-type="float" office:value="23327349.9521769" calcext:value-type="float">
            <text:p><text:s/>23,327,350 <text:s/></text:p>
          </table:table-cell>
          <table:table-cell table:style-name="ce24" office:value-type="float" office:value="12960742.2714494" calcext:value-type="float">
            <text:p><text:s/>12,960,742 <text:s/></text:p>
          </table:table-cell>
          <table:table-cell table:style-name="ce24" office:value-type="float" office:value="1101513.85932444" calcext:value-type="float">
            <text:p><text:s/>1,101,514 <text:s/></text:p>
          </table:table-cell>
          <table:table-cell table:style-name="ce24" office:value-type="float" office:value="4953830.76610222" calcext:value-type="float">
            <text:p><text:s/>4,953,831 <text:s/></text:p>
          </table:table-cell>
          <table:table-cell table:style-name="ce24" office:value-type="float" office:value="5861639.35001" calcext:value-type="float">
            <text:p><text:s/>5,861,639 <text:s/></text:p>
          </table:table-cell>
          <table:table-cell table:style-name="ce30" office:value-type="float" office:value="14928969.9306305" calcext:value-type="float">
            <text:p><text:s/>14,928,970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0"/>
          <table:table-cell table:style-name="ce14"/>
          <table:table-cell table:style-name="ce20" office:value-type="float" office:value="72246199.8963865" calcext:value-type="float">
            <text:p><text:s/>72,246,200 <text:s/></text:p>
          </table:table-cell>
          <table:table-cell table:style-name="ce25" office:value-type="float" office:value="5951583.81328918" calcext:value-type="float">
            <text:p><text:s/>5,951,584 <text:s/></text:p>
          </table:table-cell>
          <table:table-cell table:style-name="ce25" office:value-type="float" office:value="23831681.7185419" calcext:value-type="float">
            <text:p><text:s/>23,831,682 <text:s/></text:p>
          </table:table-cell>
          <table:table-cell table:style-name="ce25" office:value-type="float" office:value="12965739.8481861" calcext:value-type="float">
            <text:p><text:s/>12,965,740 <text:s/></text:p>
          </table:table-cell>
          <table:table-cell table:style-name="ce25" office:value-type="float" office:value="1237770.02833889" calcext:value-type="float">
            <text:p><text:s/>1,237,770 <text:s/></text:p>
          </table:table-cell>
          <table:table-cell table:style-name="ce25" office:value-type="float" office:value="5305709.73748889" calcext:value-type="float">
            <text:p><text:s/>5,305,710 <text:s/></text:p>
          </table:table-cell>
          <table:table-cell table:style-name="ce25" office:value-type="float" office:value="6028621.55514222" calcext:value-type="float">
            <text:p><text:s/>6,028,622 <text:s/></text:p>
          </table:table-cell>
          <table:table-cell table:style-name="ce31" office:value-type="float" office:value="16925093.1953993" calcext:value-type="float">
            <text:p><text:s/>16,925,093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0"/>
          <table:table-cell table:style-name="ce14"/>
          <table:table-cell table:style-name="ce20" office:value-type="float" office:value="75578127.1967756" calcext:value-type="float">
            <text:p><text:s/>75,578,127 <text:s/></text:p>
          </table:table-cell>
          <table:table-cell table:style-name="ce25" office:value-type="float" office:value="6455389.45878566" calcext:value-type="float">
            <text:p><text:s/>6,455,389 <text:s/></text:p>
          </table:table-cell>
          <table:table-cell table:style-name="ce25" office:value-type="float" office:value="24879621.3451243" calcext:value-type="float">
            <text:p><text:s/>24,879,621 <text:s/></text:p>
          </table:table-cell>
          <table:table-cell table:style-name="ce25" office:value-type="float" office:value="13469596.4221544" calcext:value-type="float">
            <text:p><text:s/>13,469,596 <text:s/></text:p>
          </table:table-cell>
          <table:table-cell table:style-name="ce25" office:value-type="float" office:value="1304735.00675222" calcext:value-type="float">
            <text:p><text:s/>1,304,735 <text:s/></text:p>
          </table:table-cell>
          <table:table-cell table:style-name="ce25" office:value-type="float" office:value="5551056.18660111" calcext:value-type="float">
            <text:p><text:s/>5,551,056 <text:s/></text:p>
          </table:table-cell>
          <table:table-cell table:style-name="ce25" office:value-type="float" office:value="6122003.94265667" calcext:value-type="float">
            <text:p><text:s/>6,122,004 <text:s/></text:p>
          </table:table-cell>
          <table:table-cell table:style-name="ce31" office:value-type="float" office:value="17795724.8347012" calcext:value-type="float">
            <text:p><text:s/>17,795,725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0"/>
          <table:table-cell table:style-name="ce14"/>
          <table:table-cell table:style-name="ce20" office:value-type="float" office:value="76845079.1179301" calcext:value-type="float">
            <text:p><text:s/>76,845,079 <text:s/></text:p>
          </table:table-cell>
          <table:table-cell table:style-name="ce25" office:value-type="float" office:value="6942536.51864516" calcext:value-type="float">
            <text:p><text:s/>6,942,537 <text:s/></text:p>
          </table:table-cell>
          <table:table-cell table:style-name="ce25" office:value-type="float" office:value="25068340.5323588" calcext:value-type="float">
            <text:p><text:s/>25,068,341 <text:s/></text:p>
          </table:table-cell>
          <table:table-cell table:style-name="ce25" office:value-type="float" office:value="13841572.1408956" calcext:value-type="float">
            <text:p><text:s/>13,841,572 <text:s/></text:p>
          </table:table-cell>
          <table:table-cell table:style-name="ce25" office:value-type="float" office:value="1177486.66923667" calcext:value-type="float">
            <text:p><text:s/>1,177,487 <text:s/></text:p>
          </table:table-cell>
          <table:table-cell table:style-name="ce25" office:value-type="float" office:value="5818909.67722333" calcext:value-type="float">
            <text:p><text:s/>5,818,910 <text:s/></text:p>
          </table:table-cell>
          <table:table-cell table:style-name="ce25" office:value-type="float" office:value="6432813.56522" calcext:value-type="float">
            <text:p><text:s/>6,432,814 <text:s/></text:p>
          </table:table-cell>
          <table:table-cell table:style-name="ce31" office:value-type="float" office:value="17563420.0143506" calcext:value-type="float">
            <text:p><text:s/>17,563,420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0"/>
          <table:table-cell table:style-name="ce14"/>
          <table:table-cell table:style-name="ce20" office:value-type="float" office:value="77873176.8234545" calcext:value-type="float">
            <text:p><text:s/>77,873,177 <text:s/></text:p>
          </table:table-cell>
          <table:table-cell table:style-name="ce25" office:value-type="float" office:value="6983416.52059906" calcext:value-type="float">
            <text:p><text:s/>6,983,417 <text:s/></text:p>
          </table:table-cell>
          <table:table-cell table:style-name="ce25" office:value-type="float" office:value="26057563.4492866" calcext:value-type="float">
            <text:p><text:s/>26,057,563 <text:s/></text:p>
          </table:table-cell>
          <table:table-cell table:style-name="ce25" office:value-type="float" office:value="13805962.323565" calcext:value-type="float">
            <text:p><text:s/>13,805,962 <text:s/></text:p>
          </table:table-cell>
          <table:table-cell table:style-name="ce25" office:value-type="float" office:value="837488.193897778" calcext:value-type="float">
            <text:p><text:s/>837,488 <text:s/></text:p>
          </table:table-cell>
          <table:table-cell table:style-name="ce25" office:value-type="float" office:value="5971969.02536889" calcext:value-type="float">
            <text:p><text:s/>5,971,969 <text:s/></text:p>
          </table:table-cell>
          <table:table-cell table:style-name="ce25" office:value-type="float" office:value="6363689.05493" calcext:value-type="float">
            <text:p><text:s/>6,363,689 <text:s/></text:p>
          </table:table-cell>
          <table:table-cell table:style-name="ce31" office:value-type="float" office:value="17853088.2558071" calcext:value-type="float">
            <text:p><text:s/>17,853,088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0"/>
          <table:table-cell table:style-name="ce14"/>
          <table:table-cell table:style-name="ce20" office:value-type="float" office:value="82573458.6181733" calcext:value-type="float">
            <text:p><text:s/>82,573,459 <text:s/></text:p>
          </table:table-cell>
          <table:table-cell table:style-name="ce25" office:value-type="float" office:value="7069563.55435817" calcext:value-type="float">
            <text:p><text:s/>7,069,564 <text:s/></text:p>
          </table:table-cell>
          <table:table-cell table:style-name="ce25" office:value-type="float" office:value="26754194.7892524" calcext:value-type="float">
            <text:p><text:s/>26,754,195 <text:s/></text:p>
          </table:table-cell>
          <table:table-cell table:style-name="ce25" office:value-type="float" office:value="13334384.4777294" calcext:value-type="float">
            <text:p><text:s/>13,334,384 <text:s/></text:p>
          </table:table-cell>
          <table:table-cell table:style-name="ce25" office:value-type="float" office:value="639992.209944445" calcext:value-type="float">
            <text:p><text:s/>639,992 <text:s/></text:p>
          </table:table-cell>
          <table:table-cell table:style-name="ce25" office:value-type="float" office:value="5973462.40856778" calcext:value-type="float">
            <text:p><text:s/>5,973,462 <text:s/></text:p>
          </table:table-cell>
          <table:table-cell table:style-name="ce25" office:value-type="float" office:value="6436531.78055889" calcext:value-type="float">
            <text:p><text:s/>6,436,532 <text:s/></text:p>
          </table:table-cell>
          <table:table-cell table:style-name="ce31" office:value-type="float" office:value="22365329.3977621" calcext:value-type="float">
            <text:p><text:s/>22,365,329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0"/>
          <table:table-cell table:style-name="ce14"/>
          <table:table-cell table:style-name="ce20" office:value-type="float" office:value="79283477.3864711" calcext:value-type="float">
            <text:p><text:s/>79,283,477 <text:s/></text:p>
          </table:table-cell>
          <table:table-cell table:style-name="ce25" office:value-type="float" office:value="6346630.51336813" calcext:value-type="float">
            <text:p><text:s/>6,346,631 <text:s/></text:p>
          </table:table-cell>
          <table:table-cell table:style-name="ce25" office:value-type="float" office:value="24967410.6533401" calcext:value-type="float">
            <text:p><text:s/>24,967,411 <text:s/></text:p>
          </table:table-cell>
          <table:table-cell table:style-name="ce25" office:value-type="float" office:value="12556999.5667928" calcext:value-type="float">
            <text:p><text:s/>12,557,000 <text:s/></text:p>
          </table:table-cell>
          <table:table-cell table:style-name="ce25" office:value-type="float" office:value="802326.514794444" calcext:value-type="float">
            <text:p><text:s/>802,327 <text:s/></text:p>
          </table:table-cell>
          <table:table-cell table:style-name="ce25" office:value-type="float" office:value="5972112.08810978" calcext:value-type="float">
            <text:p><text:s/>5,972,112 <text:s/></text:p>
          </table:table-cell>
          <table:table-cell table:style-name="ce25" office:value-type="float" office:value="6387028.83681022" calcext:value-type="float">
            <text:p><text:s/>6,387,029 <text:s/></text:p>
          </table:table-cell>
          <table:table-cell table:style-name="ce31" office:value-type="float" office:value="22250969.2132556" calcext:value-type="float">
            <text:p><text:s/>22,250,969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0"/>
          <table:table-cell table:style-name="ce14"/>
          <table:table-cell table:style-name="ce20" office:value-type="float" office:value="78894264.6725438" calcext:value-type="float">
            <text:p><text:s/>78,894,265 <text:s/></text:p>
          </table:table-cell>
          <table:table-cell table:style-name="ce25" office:value-type="float" office:value="6204268.32906443" calcext:value-type="float">
            <text:p><text:s/>6,204,268 <text:s/></text:p>
          </table:table-cell>
          <table:table-cell table:style-name="ce25" office:value-type="float" office:value="23560867.2142882" calcext:value-type="float">
            <text:p><text:s/>23,560,867 <text:s/></text:p>
          </table:table-cell>
          <table:table-cell table:style-name="ce25" office:value-type="float" office:value="12695024.7804444" calcext:value-type="float">
            <text:p><text:s/>12,695,025 <text:s/></text:p>
          </table:table-cell>
          <table:table-cell table:style-name="ce25" office:value-type="float" office:value="667074.860336667" calcext:value-type="float">
            <text:p><text:s/>667,075 <text:s/></text:p>
          </table:table-cell>
          <table:table-cell table:style-name="ce25" office:value-type="float" office:value="5854132.68335753" calcext:value-type="float">
            <text:p><text:s/>5,854,133 <text:s/></text:p>
          </table:table-cell>
          <table:table-cell table:style-name="ce25" office:value-type="float" office:value="6434664.0992112" calcext:value-type="float">
            <text:p><text:s/>6,434,664 <text:s/></text:p>
          </table:table-cell>
          <table:table-cell table:style-name="ce31" office:value-type="float" office:value="23478232.7058413" calcext:value-type="float">
            <text:p><text:s/>23,478,233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0"/>
          <table:table-cell table:style-name="ce14"/>
          <table:table-cell table:style-name="ce20" office:value-type="float" office:value="83999097.0449756" calcext:value-type="float">
            <text:p><text:s/>83,999,097 <text:s/></text:p>
          </table:table-cell>
          <table:table-cell table:style-name="ce25" office:value-type="float" office:value="6551717.34395887" calcext:value-type="float">
            <text:p><text:s/>6,551,717 <text:s/></text:p>
          </table:table-cell>
          <table:table-cell table:style-name="ce25" office:value-type="float" office:value="26471838.4719423" calcext:value-type="float">
            <text:p><text:s/>26,471,838 <text:s/></text:p>
          </table:table-cell>
          <table:table-cell table:style-name="ce25" office:value-type="float" office:value="13111979.2727906" calcext:value-type="float">
            <text:p><text:s/>13,111,979 <text:s/></text:p>
          </table:table-cell>
          <table:table-cell table:style-name="ce25" office:value-type="float" office:value="650842.458511111" calcext:value-type="float">
            <text:p><text:s/>650,842 <text:s/></text:p>
          </table:table-cell>
          <table:table-cell table:style-name="ce25" office:value-type="float" office:value="6014497.78198913" calcext:value-type="float">
            <text:p><text:s/>6,014,498 <text:s/></text:p>
          </table:table-cell>
          <table:table-cell table:style-name="ce25" office:value-type="float" office:value="6394043.24442559" calcext:value-type="float">
            <text:p><text:s/>6,394,043 <text:s/></text:p>
          </table:table-cell>
          <table:table-cell table:style-name="ce31" office:value-type="float" office:value="24804178.471358" calcext:value-type="float">
            <text:p><text:s/>24,804,178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0"/>
          <table:table-cell table:style-name="ce14"/>
          <table:table-cell table:style-name="ce20" office:value-type="float" office:value="81634789.5301174" calcext:value-type="float">
            <text:p><text:s/>81,634,790 <text:s/></text:p>
          </table:table-cell>
          <table:table-cell table:style-name="ce25" office:value-type="float" office:value="6376048.74188363" calcext:value-type="float">
            <text:p><text:s/>6,376,049 <text:s/></text:p>
          </table:table-cell>
          <table:table-cell table:style-name="ce25" office:value-type="float" office:value="27005360.0223146" calcext:value-type="float">
            <text:p><text:s/>27,005,360 <text:s/></text:p>
          </table:table-cell>
          <table:table-cell table:style-name="ce25" office:value-type="float" office:value="13296795.4158878" calcext:value-type="float">
            <text:p><text:s/>13,296,795 <text:s/></text:p>
          </table:table-cell>
          <table:table-cell table:style-name="ce25" office:value-type="float" office:value="665807.183513333" calcext:value-type="float">
            <text:p><text:s/>665,807 <text:s/></text:p>
          </table:table-cell>
          <table:table-cell table:style-name="ce25" office:value-type="float" office:value="5878585.73528753" calcext:value-type="float">
            <text:p><text:s/>5,878,586 <text:s/></text:p>
          </table:table-cell>
          <table:table-cell table:style-name="ce25" office:value-type="float" office:value="6456504.08503994" calcext:value-type="float">
            <text:p><text:s/>6,456,504 <text:s/></text:p>
          </table:table-cell>
          <table:table-cell table:style-name="ce31" office:value-type="float" office:value="21955688.3461905" calcext:value-type="float">
            <text:p><text:s/>21,955,688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0"/>
          <table:table-cell table:style-name="ce14"/>
          <table:table-cell table:style-name="ce20" office:value-type="float" office:value="81876687.3204589" calcext:value-type="float">
            <text:p><text:s/>81,876,687 <text:s/></text:p>
          </table:table-cell>
          <table:table-cell table:style-name="ce25" office:value-type="float" office:value="6499261.35437431" calcext:value-type="float">
            <text:p><text:s/>6,499,261 <text:s/></text:p>
          </table:table-cell>
          <table:table-cell table:style-name="ce25" office:value-type="float" office:value="26661372.6686876" calcext:value-type="float">
            <text:p><text:s/>26,661,373 <text:s/></text:p>
          </table:table-cell>
          <table:table-cell table:style-name="ce25" office:value-type="float" office:value="13022261.8349167" calcext:value-type="float">
            <text:p><text:s/>13,022,262 <text:s/></text:p>
          </table:table-cell>
          <table:table-cell table:style-name="ce25" office:value-type="float" office:value="715221.440145556" calcext:value-type="float">
            <text:p><text:s/>715,221 <text:s/></text:p>
          </table:table-cell>
          <table:table-cell table:style-name="ce25" office:value-type="float" office:value="5771873.63588426" calcext:value-type="float">
            <text:p><text:s/>5,771,874 <text:s/></text:p>
          </table:table-cell>
          <table:table-cell table:style-name="ce25" office:value-type="float" office:value="6293941.70703167" calcext:value-type="float">
            <text:p><text:s/>6,293,942 <text:s/></text:p>
          </table:table-cell>
          <table:table-cell table:style-name="ce31" office:value-type="float" office:value="22912754.6794189" calcext:value-type="float">
            <text:p><text:s/>22,912,755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0"/>
          <table:table-cell table:style-name="ce14"/>
          <table:table-cell table:style-name="ce20" office:value-type="float" office:value="84575956.2994901" calcext:value-type="float">
            <text:p><text:s/>84,575,956 <text:s/></text:p>
          </table:table-cell>
          <table:table-cell table:style-name="ce25" office:value-type="float" office:value="6557834.98280811" calcext:value-type="float">
            <text:p><text:s/>6,557,835 <text:s/></text:p>
          </table:table-cell>
          <table:table-cell table:style-name="ce25" office:value-type="float" office:value="27254229.5415759" calcext:value-type="float">
            <text:p><text:s/>27,254,230 <text:s/></text:p>
          </table:table-cell>
          <table:table-cell table:style-name="ce25" office:value-type="float" office:value="13009584.0748822" calcext:value-type="float">
            <text:p><text:s/>13,009,584 <text:s/></text:p>
          </table:table-cell>
          <table:table-cell table:style-name="ce25" office:value-type="float" office:value="726115.357978889" calcext:value-type="float">
            <text:p><text:s/>726,115 <text:s/></text:p>
          </table:table-cell>
          <table:table-cell table:style-name="ce25" office:value-type="float" office:value="5858305.85241307" calcext:value-type="float">
            <text:p><text:s/>5,858,306 <text:s/></text:p>
          </table:table-cell>
          <table:table-cell table:style-name="ce25" office:value-type="float" office:value="6240068.9977231" calcext:value-type="float">
            <text:p><text:s/>6,240,069 <text:s/></text:p>
          </table:table-cell>
          <table:table-cell table:style-name="ce31" office:value-type="float" office:value="24929817.4921089" calcext:value-type="float">
            <text:p><text:s/>24,929,817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0"/>
          <table:table-cell table:style-name="ce14"/>
          <table:table-cell table:style-name="ce20" office:value-type="float" office:value="85751102.4653805" calcext:value-type="float">
            <text:p><text:s/>85,751,102 <text:s/></text:p>
          </table:table-cell>
          <table:table-cell table:style-name="ce25" office:value-type="float" office:value="7184215.47022867" calcext:value-type="float">
            <text:p><text:s/>7,184,215 <text:s/></text:p>
          </table:table-cell>
          <table:table-cell table:style-name="ce25" office:value-type="float" office:value="26915796.2741882" calcext:value-type="float">
            <text:p><text:s/>26,915,796 <text:s/></text:p>
          </table:table-cell>
          <table:table-cell table:style-name="ce25" office:value-type="float" office:value="13142426.6281561" calcext:value-type="float">
            <text:p><text:s/>13,142,427 <text:s/></text:p>
          </table:table-cell>
          <table:table-cell table:style-name="ce25" office:value-type="float" office:value="754814.722531111" calcext:value-type="float">
            <text:p><text:s/>754,815 <text:s/></text:p>
          </table:table-cell>
          <table:table-cell table:style-name="ce25" office:value-type="float" office:value="5964018.4056943" calcext:value-type="float">
            <text:p><text:s/>5,964,018 <text:s/></text:p>
          </table:table-cell>
          <table:table-cell table:style-name="ce25" office:value-type="float" office:value="6361497.99139513" calcext:value-type="float">
            <text:p><text:s/>6,361,498 <text:s/></text:p>
          </table:table-cell>
          <table:table-cell table:style-name="ce31" office:value-type="float" office:value="25428332.9731869" calcext:value-type="float">
            <text:p><text:s/>25,428,333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0"/>
          <table:table-cell table:style-name="ce14"/>
          <table:table-cell table:style-name="ce20" office:value-type="float" office:value="86013262.9499222" calcext:value-type="float">
            <text:p><text:s/>86,013,263 <text:s/></text:p>
          </table:table-cell>
          <table:table-cell table:style-name="ce25" office:value-type="float" office:value="7188992.18445655" calcext:value-type="float">
            <text:p><text:s/>7,188,992 <text:s/></text:p>
          </table:table-cell>
          <table:table-cell table:style-name="ce25" office:value-type="float" office:value="26337275.341791" calcext:value-type="float">
            <text:p><text:s/>26,337,275 <text:s/></text:p>
          </table:table-cell>
          <table:table-cell table:style-name="ce25" office:value-type="float" office:value="13448188.7489194" calcext:value-type="float">
            <text:p><text:s/>13,448,189 <text:s/></text:p>
          </table:table-cell>
          <table:table-cell table:style-name="ce25" office:value-type="float" office:value="742080.588563333" calcext:value-type="float">
            <text:p><text:s/>742,081 <text:s/></text:p>
          </table:table-cell>
          <table:table-cell table:style-name="ce25" office:value-type="float" office:value="6037108.42418108" calcext:value-type="float">
            <text:p><text:s/>6,037,108 <text:s/></text:p>
          </table:table-cell>
          <table:table-cell table:style-name="ce25" office:value-type="float" office:value="6356838.84895728" calcext:value-type="float">
            <text:p><text:s/>6,356,839 <text:s/></text:p>
          </table:table-cell>
          <table:table-cell table:style-name="ce31" office:value-type="float" office:value="25902778.8130535" calcext:value-type="float">
            <text:p><text:s/>25,902,779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0"/>
          <table:table-cell table:style-name="ce14"/>
          <table:table-cell table:style-name="ce20" office:value-type="float" office:value="86589371.4996207" calcext:value-type="float">
            <text:p><text:s/>86,589,371 <text:s/></text:p>
          </table:table-cell>
          <table:table-cell table:style-name="ce25" office:value-type="float" office:value="7151523.03064091" calcext:value-type="float">
            <text:p><text:s/>7,151,523 <text:s/></text:p>
          </table:table-cell>
          <table:table-cell table:style-name="ce25" office:value-type="float" office:value="26597846.2564737" calcext:value-type="float">
            <text:p><text:s/>26,597,846 <text:s/></text:p>
          </table:table-cell>
          <table:table-cell table:style-name="ce25" office:value-type="float" office:value="13835320.7933172" calcext:value-type="float">
            <text:p><text:s/>13,835,321 <text:s/></text:p>
          </table:table-cell>
          <table:table-cell table:style-name="ce25" office:value-type="float" office:value="737217.962903333" calcext:value-type="float">
            <text:p><text:s/>737,218 <text:s/></text:p>
          </table:table-cell>
          <table:table-cell table:style-name="ce25" office:value-type="float" office:value="6039188.54503835" calcext:value-type="float">
            <text:p><text:s/>6,039,189 <text:s/></text:p>
          </table:table-cell>
          <table:table-cell table:style-name="ce25" office:value-type="float" office:value="6620284.27902953" calcext:value-type="float">
            <text:p><text:s/>6,620,284 <text:s/></text:p>
          </table:table-cell>
          <table:table-cell table:style-name="ce31" office:value-type="float" office:value="25607990.6322176" calcext:value-type="float">
            <text:p><text:s/>25,607,991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0"/>
          <table:table-cell table:style-name="ce14"/>
          <table:table-cell table:style-name="ce20" office:value-type="float" office:value="86038390.7225946" calcext:value-type="float">
            <text:p><text:s/>86,038,391 <text:s/></text:p>
          </table:table-cell>
          <table:table-cell table:style-name="ce25" office:value-type="float" office:value="7058917.67970236" calcext:value-type="float">
            <text:p><text:s/>7,058,918 <text:s/></text:p>
          </table:table-cell>
          <table:table-cell table:style-name="ce25" office:value-type="float" office:value="26633911.7460221" calcext:value-type="float">
            <text:p><text:s/>26,633,912 <text:s/></text:p>
          </table:table-cell>
          <table:table-cell table:style-name="ce25" office:value-type="float" office:value="13688220.3105817" calcext:value-type="float">
            <text:p><text:s/>13,688,220 <text:s/></text:p>
          </table:table-cell>
          <table:table-cell table:style-name="ce25" office:value-type="float" office:value="721269.169678889" calcext:value-type="float">
            <text:p><text:s/>721,269 <text:s/></text:p>
          </table:table-cell>
          <table:table-cell table:style-name="ce25" office:value-type="float" office:value="6100544.95798325" calcext:value-type="float">
            <text:p><text:s/>6,100,545 <text:s/></text:p>
          </table:table-cell>
          <table:table-cell table:style-name="ce25" office:value-type="float" office:value="6590618.41971268" calcext:value-type="float">
            <text:p><text:s/>6,590,618 <text:s/></text:p>
          </table:table-cell>
          <table:table-cell table:style-name="ce31" office:value-type="float" office:value="25244908.4389136" calcext:value-type="float">
            <text:p><text:s/>25,244,908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0"/>
          <table:table-cell table:style-name="ce14"/>
          <table:table-cell table:style-name="ce20" office:value-type="float" office:value="87664992.4618917" calcext:value-type="float">
            <text:p><text:s/>87,664,992 <text:s/></text:p>
          </table:table-cell>
          <table:table-cell table:style-name="ce25" office:value-type="float" office:value="7372582.43141291" calcext:value-type="float">
            <text:p><text:s/>7,372,582 <text:s/></text:p>
          </table:table-cell>
          <table:table-cell table:style-name="ce25" office:value-type="float" office:value="27393859.470583" calcext:value-type="float">
            <text:p><text:s/>27,393,859 <text:s/></text:p>
          </table:table-cell>
          <table:table-cell table:style-name="ce25" office:value-type="float" office:value="13314775.0906984" calcext:value-type="float">
            <text:p><text:s/>13,314,775 <text:s/></text:p>
          </table:table-cell>
          <table:table-cell table:style-name="ce25" office:value-type="float" office:value="824978.322517778" calcext:value-type="float">
            <text:p><text:s/>824,978 <text:s/></text:p>
          </table:table-cell>
          <table:table-cell table:style-name="ce25" office:value-type="float" office:value="5821978.62992822" calcext:value-type="float">
            <text:p><text:s/>5,821,979 <text:s/></text:p>
          </table:table-cell>
          <table:table-cell table:style-name="ce25" office:value-type="float" office:value="6552063.36668036" calcext:value-type="float">
            <text:p><text:s/>6,552,063 <text:s/></text:p>
          </table:table-cell>
          <table:table-cell table:style-name="ce31" office:value-type="float" office:value="26384755.150071" calcext:value-type="float">
            <text:p><text:s/>26,384,755 <text:s/>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0"/>
          <table:table-cell table:style-name="ce14"/>
          <table:table-cell table:style-name="ce20" office:value-type="float" office:value="85009165.4837048" calcext:value-type="float">
            <text:p><text:s/>85,009,165 <text:s/></text:p>
          </table:table-cell>
          <table:table-cell table:style-name="ce25" office:value-type="float" office:value="7469177.55860981" calcext:value-type="float">
            <text:p><text:s/>7,469,178 <text:s/></text:p>
          </table:table-cell>
          <table:table-cell table:style-name="ce25" office:value-type="float" office:value="26818675.4152451" calcext:value-type="float">
            <text:p><text:s/>26,818,675 <text:s/></text:p>
          </table:table-cell>
          <table:table-cell table:style-name="ce25" office:value-type="float" office:value="13402339.7762198" calcext:value-type="float">
            <text:p><text:s/>13,402,340 <text:s/></text:p>
          </table:table-cell>
          <table:table-cell table:style-name="ce25" office:value-type="float" office:value="833642.003235556" calcext:value-type="float">
            <text:p><text:s/>833,642 <text:s/></text:p>
          </table:table-cell>
          <table:table-cell table:style-name="ce25" office:value-type="float" office:value="5797380.51206805" calcext:value-type="float">
            <text:p><text:s/>5,797,381 <text:s/></text:p>
          </table:table-cell>
          <table:table-cell table:style-name="ce25" office:value-type="float" office:value="6571752.48557692" calcext:value-type="float">
            <text:p><text:s/>6,571,752 <text:s/></text:p>
          </table:table-cell>
          <table:table-cell table:style-name="ce31" office:value-type="float" office:value="24116197.7327495" calcext:value-type="float">
            <text:p><text:s/>24,116,19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4"/>
          <table:table-cell table:style-name="ce20"/>
          <table:table-cell table:style-name="ce25" table:number-columns-repeated="6"/>
          <table:table-cell table:style-name="ce31"/>
          <table:table-cell table:number-columns-repeated="1013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0" office:value-type="string" calcext:value-type="string">
            <text:p><text:s/>1月</text:p>
          </table:table-cell>
          <table:table-cell table:style-name="ce14"/>
          <table:table-cell table:style-name="ce20" office:value-type="float" office:value="6989323.68843647" calcext:value-type="float">
            <text:p><text:s/>6,989,324 <text:s/></text:p>
          </table:table-cell>
          <table:table-cell table:style-name="ce25" office:value-type="float" office:value="652904.099291219" calcext:value-type="float">
            <text:p><text:s/>652,904 <text:s/></text:p>
          </table:table-cell>
          <table:table-cell table:style-name="ce25" office:value-type="float" office:value="2168328.91989692" calcext:value-type="float">
            <text:p><text:s/>2,168,329 <text:s/></text:p>
          </table:table-cell>
          <table:table-cell table:style-name="ce25" office:value-type="float" office:value="1034522.17476048" calcext:value-type="float">
            <text:p><text:s/>1,034,522 <text:s/></text:p>
          </table:table-cell>
          <table:table-cell table:style-name="ce25" office:value-type="float" office:value="56012.21982" calcext:value-type="float">
            <text:p><text:s/>56,012 <text:s/></text:p>
          </table:table-cell>
          <table:table-cell table:style-name="ce25" office:value-type="float" office:value="408159.182621959" calcext:value-type="float">
            <text:p><text:s/>408,159 <text:s/></text:p>
          </table:table-cell>
          <table:table-cell table:style-name="ce25" office:value-type="float" office:value="505599.330523539" calcext:value-type="float">
            <text:p><text:s/>505,599 <text:s/></text:p>
          </table:table-cell>
          <table:table-cell table:style-name="ce31" office:value-type="float" office:value="2163797.76152235" calcext:value-type="float">
            <text:p><text:s/>2,163,79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2月</text:p>
          </table:table-cell>
          <table:table-cell table:style-name="ce14"/>
          <table:table-cell table:style-name="ce20" office:value-type="float" office:value="6645147.33389487" calcext:value-type="float">
            <text:p><text:s/>6,645,147 <text:s/></text:p>
          </table:table-cell>
          <table:table-cell table:style-name="ce25" office:value-type="float" office:value="566783.35003013" calcext:value-type="float">
            <text:p><text:s/>566,783 <text:s/></text:p>
          </table:table-cell>
          <table:table-cell table:style-name="ce25" office:value-type="float" office:value="2145537.39718244" calcext:value-type="float">
            <text:p><text:s/>2,145,537 <text:s/></text:p>
          </table:table-cell>
          <table:table-cell table:style-name="ce25" office:value-type="float" office:value="1024544.03517026" calcext:value-type="float">
            <text:p><text:s/>1,024,544 <text:s/></text:p>
          </table:table-cell>
          <table:table-cell table:style-name="ce25" office:value-type="float" office:value="61968.5829622222" calcext:value-type="float">
            <text:p><text:s/>61,969 <text:s/></text:p>
          </table:table-cell>
          <table:table-cell table:style-name="ce25" office:value-type="float" office:value="417522.125660099" calcext:value-type="float">
            <text:p><text:s/>417,522 <text:s/></text:p>
          </table:table-cell>
          <table:table-cell table:style-name="ce25" office:value-type="float" office:value="524534.911384481" calcext:value-type="float">
            <text:p><text:s/>524,535 <text:s/></text:p>
          </table:table-cell>
          <table:table-cell table:style-name="ce31" office:value-type="float" office:value="1904256.93150524" calcext:value-type="float">
            <text:p><text:s/>1,904,25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3月</text:p>
          </table:table-cell>
          <table:table-cell table:style-name="ce14"/>
          <table:table-cell table:style-name="ce20" office:value-type="float" office:value="6764046.57394698" calcext:value-type="float">
            <text:p><text:s/>6,764,047 <text:s/></text:p>
          </table:table-cell>
          <table:table-cell table:style-name="ce25" office:value-type="float" office:value="553097.026432477" calcext:value-type="float">
            <text:p><text:s/>553,097 <text:s/></text:p>
          </table:table-cell>
          <table:table-cell table:style-name="ce25" office:value-type="float" office:value="2238283.49489411" calcext:value-type="float">
            <text:p><text:s/>2,238,283 <text:s/></text:p>
          </table:table-cell>
          <table:table-cell table:style-name="ce25" office:value-type="float" office:value="1063716.08876923" calcext:value-type="float">
            <text:p><text:s/>1,063,716 <text:s/></text:p>
          </table:table-cell>
          <table:table-cell table:style-name="ce25" office:value-type="float" office:value="51705.1197266667" calcext:value-type="float">
            <text:p><text:s/>51,705 <text:s/></text:p>
          </table:table-cell>
          <table:table-cell table:style-name="ce25" office:value-type="float" office:value="436165.090398434" calcext:value-type="float">
            <text:p><text:s/>436,165 <text:s/></text:p>
          </table:table-cell>
          <table:table-cell table:style-name="ce25" office:value-type="float" office:value="540952.23757859" calcext:value-type="float">
            <text:p><text:s/>540,952 <text:s/></text:p>
          </table:table-cell>
          <table:table-cell table:style-name="ce31" office:value-type="float" office:value="1880127.51614747" calcext:value-type="float">
            <text:p><text:s/>1,880,12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4月</text:p>
          </table:table-cell>
          <table:table-cell table:style-name="ce14"/>
          <table:table-cell table:style-name="ce20" office:value-type="float" office:value="6811283.26217932" calcext:value-type="float">
            <text:p><text:s/>6,811,283 <text:s/></text:p>
          </table:table-cell>
          <table:table-cell table:style-name="ce25" office:value-type="float" office:value="559345.597673947" calcext:value-type="float">
            <text:p><text:s/>559,346 <text:s/></text:p>
          </table:table-cell>
          <table:table-cell table:style-name="ce25" office:value-type="float" office:value="2157014.16466982" calcext:value-type="float">
            <text:p><text:s/>2,157,014 <text:s/></text:p>
          </table:table-cell>
          <table:table-cell table:style-name="ce25" office:value-type="float" office:value="1048204.15583118" calcext:value-type="float">
            <text:p><text:s/>1,048,204 <text:s/></text:p>
          </table:table-cell>
          <table:table-cell table:style-name="ce25" office:value-type="float" office:value="71440.0011288889" calcext:value-type="float">
            <text:p><text:s/>71,440 <text:s/></text:p>
          </table:table-cell>
          <table:table-cell table:style-name="ce25" office:value-type="float" office:value="431601.217117426" calcext:value-type="float">
            <text:p><text:s/>431,601 <text:s/></text:p>
          </table:table-cell>
          <table:table-cell table:style-name="ce25" office:value-type="float" office:value="532814.721280622" calcext:value-type="float">
            <text:p><text:s/>532,815 <text:s/></text:p>
          </table:table-cell>
          <table:table-cell table:style-name="ce31" office:value-type="float" office:value="2010863.40447743" calcext:value-type="float">
            <text:p><text:s/>2,010,863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5月</text:p>
          </table:table-cell>
          <table:table-cell table:style-name="ce14"/>
          <table:table-cell table:style-name="ce20" office:value-type="float" office:value="7137856.00210983" calcext:value-type="float">
            <text:p><text:s/>7,137,856 <text:s/></text:p>
          </table:table-cell>
          <table:table-cell table:style-name="ce25" office:value-type="float" office:value="605827.552880382" calcext:value-type="float">
            <text:p><text:s/>605,828 <text:s/></text:p>
          </table:table-cell>
          <table:table-cell table:style-name="ce25" office:value-type="float" office:value="2190726.80842846" calcext:value-type="float">
            <text:p><text:s/>2,190,727 <text:s/></text:p>
          </table:table-cell>
          <table:table-cell table:style-name="ce25" office:value-type="float" office:value="1263141.05021195" calcext:value-type="float">
            <text:p><text:s/>1,263,141 <text:s/></text:p>
          </table:table-cell>
          <table:table-cell table:style-name="ce25" office:value-type="float" office:value="73396.6431555556" calcext:value-type="float">
            <text:p><text:s/>73,397 <text:s/></text:p>
          </table:table-cell>
          <table:table-cell table:style-name="ce25" office:value-type="float" office:value="457328.18720037" calcext:value-type="float">
            <text:p><text:s/>457,328 <text:s/></text:p>
          </table:table-cell>
          <table:table-cell table:style-name="ce25" office:value-type="float" office:value="525997.054853789" calcext:value-type="float">
            <text:p><text:s/>525,997 <text:s/></text:p>
          </table:table-cell>
          <table:table-cell table:style-name="ce31" office:value-type="float" office:value="2021438.70537931" calcext:value-type="float">
            <text:p><text:s/>2,021,439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6月</text:p>
          </table:table-cell>
          <table:table-cell table:style-name="ce14"/>
          <table:table-cell table:style-name="ce20" office:value-type="float" office:value="7102588.54831574" calcext:value-type="float">
            <text:p><text:s/>7,102,589 <text:s/></text:p>
          </table:table-cell>
          <table:table-cell table:style-name="ce25" office:value-type="float" office:value="602251.042949027" calcext:value-type="float">
            <text:p><text:s/>602,251 <text:s/></text:p>
          </table:table-cell>
          <table:table-cell table:style-name="ce25" office:value-type="float" office:value="2211622.02274975" calcext:value-type="float">
            <text:p><text:s/>2,211,622 <text:s/></text:p>
          </table:table-cell>
          <table:table-cell table:style-name="ce25" office:value-type="float" office:value="1099475.85344349" calcext:value-type="float">
            <text:p><text:s/>1,099,476 <text:s/></text:p>
          </table:table-cell>
          <table:table-cell table:style-name="ce25" office:value-type="float" office:value="82359.1194377778" calcext:value-type="float">
            <text:p><text:s/>82,359 <text:s/></text:p>
          </table:table-cell>
          <table:table-cell table:style-name="ce25" office:value-type="float" office:value="494020.366620961" calcext:value-type="float">
            <text:p><text:s/>494,020 <text:s/></text:p>
          </table:table-cell>
          <table:table-cell table:style-name="ce25" office:value-type="float" office:value="568883.450904738" calcext:value-type="float">
            <text:p><text:s/>568,883 <text:s/></text:p>
          </table:table-cell>
          <table:table-cell table:style-name="ce31" office:value-type="float" office:value="2043976.69221" calcext:value-type="float">
            <text:p><text:s/>2,043,977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7月</text:p>
          </table:table-cell>
          <table:table-cell table:style-name="ce14"/>
          <table:table-cell table:style-name="ce20" office:value-type="float" office:value="7467686.1990354" calcext:value-type="float">
            <text:p><text:s/>7,467,686 <text:s/></text:p>
          </table:table-cell>
          <table:table-cell table:style-name="ce25" office:value-type="float" office:value="592694.347405655" calcext:value-type="float">
            <text:p><text:s/>592,694 <text:s/></text:p>
          </table:table-cell>
          <table:table-cell table:style-name="ce25" office:value-type="float" office:value="2286585.18811087" calcext:value-type="float">
            <text:p><text:s/>2,286,585 <text:s/></text:p>
          </table:table-cell>
          <table:table-cell table:style-name="ce25" office:value-type="float" office:value="1154332.63047334" calcext:value-type="float">
            <text:p><text:s/>1,154,333 <text:s/></text:p>
          </table:table-cell>
          <table:table-cell table:style-name="ce25" office:value-type="float" office:value="91307.1537111111" calcext:value-type="float">
            <text:p><text:s/>91,307 <text:s/></text:p>
          </table:table-cell>
          <table:table-cell table:style-name="ce25" office:value-type="float" office:value="570834.832082386" calcext:value-type="float">
            <text:p><text:s/>570,835 <text:s/></text:p>
          </table:table-cell>
          <table:table-cell table:style-name="ce25" office:value-type="float" office:value="663326.481353269" calcext:value-type="float">
            <text:p><text:s/>663,326 <text:s/></text:p>
          </table:table-cell>
          <table:table-cell table:style-name="ce31" office:value-type="float" office:value="2108605.56589877" calcext:value-type="float">
            <text:p><text:s/>2,108,606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8月</text:p>
          </table:table-cell>
          <table:table-cell table:style-name="ce14"/>
          <table:table-cell table:style-name="ce20" office:value-type="float" office:value="7106284.6619667" calcext:value-type="float">
            <text:p><text:s/>7,106,285 <text:s/></text:p>
          </table:table-cell>
          <table:table-cell table:style-name="ce25" office:value-type="float" office:value="596593.209278661" calcext:value-type="float">
            <text:p><text:s/>596,593 <text:s/></text:p>
          </table:table-cell>
          <table:table-cell table:style-name="ce25" office:value-type="float" office:value="2277624.82339032" calcext:value-type="float">
            <text:p><text:s/>2,277,625 <text:s/></text:p>
          </table:table-cell>
          <table:table-cell table:style-name="ce25" office:value-type="float" office:value="1190902.99468804" calcext:value-type="float">
            <text:p><text:s/>1,190,903 <text:s/></text:p>
          </table:table-cell>
          <table:table-cell table:style-name="ce25" office:value-type="float" office:value="58191.7533355556" calcext:value-type="float">
            <text:p><text:s/>58,192 <text:s/></text:p>
          </table:table-cell>
          <table:table-cell table:style-name="ce25" office:value-type="float" office:value="539619.768147097" calcext:value-type="float">
            <text:p><text:s/>539,620 <text:s/></text:p>
          </table:table-cell>
          <table:table-cell table:style-name="ce25" office:value-type="float" office:value="674073.748224995" calcext:value-type="float">
            <text:p><text:s/>674,074 <text:s/></text:p>
          </table:table-cell>
          <table:table-cell table:style-name="ce31" office:value-type="float" office:value="1769278.36490202" calcext:value-type="float">
            <text:p><text:s/>1,769,27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9月</text:p>
          </table:table-cell>
          <table:table-cell table:style-name="ce14"/>
          <table:table-cell table:style-name="ce20" office:value-type="float" office:value="6994320.63295703" calcext:value-type="float">
            <text:p><text:s/>6,994,321 <text:s/></text:p>
          </table:table-cell>
          <table:table-cell table:style-name="ce25" office:value-type="float" office:value="579370.155068404" calcext:value-type="float">
            <text:p><text:s/>579,370 <text:s/></text:p>
          </table:table-cell>
          <table:table-cell table:style-name="ce25" office:value-type="float" office:value="2249446.86758121" calcext:value-type="float">
            <text:p><text:s/>2,249,447 <text:s/></text:p>
          </table:table-cell>
          <table:table-cell table:style-name="ce25" office:value-type="float" office:value="1126436.17706615" calcext:value-type="float">
            <text:p><text:s/>1,126,436 <text:s/></text:p>
          </table:table-cell>
          <table:table-cell table:style-name="ce25" office:value-type="float" office:value="57364.34478" calcext:value-type="float">
            <text:p><text:s/>57,364 <text:s/></text:p>
          </table:table-cell>
          <table:table-cell table:style-name="ce25" office:value-type="float" office:value="564677.872672039" calcext:value-type="float">
            <text:p><text:s/>564,678 <text:s/></text:p>
          </table:table-cell>
          <table:table-cell table:style-name="ce25" office:value-type="float" office:value="678357.523236792" calcext:value-type="float">
            <text:p><text:s/>678,358 <text:s/></text:p>
          </table:table-cell>
          <table:table-cell table:style-name="ce31" office:value-type="float" office:value="1738667.69255244" calcext:value-type="float">
            <text:p><text:s/>1,738,66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10月</text:p>
          </table:table-cell>
          <table:table-cell table:style-name="ce14"/>
          <table:table-cell table:style-name="ce20" office:value-type="float" office:value="7428564.37324735" calcext:value-type="float">
            <text:p><text:s/>7,428,564 <text:s/></text:p>
          </table:table-cell>
          <table:table-cell table:style-name="ce25" office:value-type="float" office:value="571719.176844893" calcext:value-type="float">
            <text:p><text:s/>571,719 <text:s/></text:p>
          </table:table-cell>
          <table:table-cell table:style-name="ce25" office:value-type="float" office:value="2310578.22388353" calcext:value-type="float">
            <text:p><text:s/>2,310,578 <text:s/></text:p>
          </table:table-cell>
          <table:table-cell table:style-name="ce25" office:value-type="float" office:value="1115030.5290255" calcext:value-type="float">
            <text:p><text:s/>1,115,031 <text:s/></text:p>
          </table:table-cell>
          <table:table-cell table:style-name="ce25" office:value-type="float" office:value="53404.6471644444" calcext:value-type="float">
            <text:p><text:s/>53,405 <text:s/></text:p>
          </table:table-cell>
          <table:table-cell table:style-name="ce25" office:value-type="float" office:value="515591.993350873" calcext:value-type="float">
            <text:p><text:s/>515,592 <text:s/></text:p>
          </table:table-cell>
          <table:table-cell table:style-name="ce25" office:value-type="float" office:value="644750.734137654" calcext:value-type="float">
            <text:p><text:s/>644,751 <text:s/></text:p>
          </table:table-cell>
          <table:table-cell table:style-name="ce31" office:value-type="float" office:value="2217489.06884045" calcext:value-type="float">
            <text:p><text:s/>2,217,489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11月</text:p>
          </table:table-cell>
          <table:table-cell table:style-name="ce14"/>
          <table:table-cell table:style-name="ce20" office:value-type="float" office:value="7476869.19920146" calcext:value-type="float">
            <text:p><text:s/>7,476,869 <text:s/></text:p>
          </table:table-cell>
          <table:table-cell table:style-name="ce25" office:value-type="float" office:value="591487.852278827" calcext:value-type="float">
            <text:p><text:s/>591,488 <text:s/></text:p>
          </table:table-cell>
          <table:table-cell table:style-name="ce25" office:value-type="float" office:value="2245888.34433141" calcext:value-type="float">
            <text:p><text:s/>2,245,888 <text:s/></text:p>
          </table:table-cell>
          <table:table-cell table:style-name="ce25" office:value-type="float" office:value="1217942.97555457" calcext:value-type="float">
            <text:p><text:s/>1,217,943 <text:s/></text:p>
          </table:table-cell>
          <table:table-cell table:style-name="ce25" office:value-type="float" office:value="62640.2776" calcext:value-type="float">
            <text:p><text:s/>62,640 <text:s/></text:p>
          </table:table-cell>
          <table:table-cell table:style-name="ce25" office:value-type="float" office:value="488248.919954025" calcext:value-type="float">
            <text:p><text:s/>488,249 <text:s/></text:p>
          </table:table-cell>
          <table:table-cell table:style-name="ce25" office:value-type="float" office:value="558462.734425739" calcext:value-type="float">
            <text:p><text:s/>558,463 <text:s/></text:p>
          </table:table-cell>
          <table:table-cell table:style-name="ce31" office:value-type="float" office:value="2312198.09505689" calcext:value-type="float">
            <text:p><text:s/>2,312,19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1 - 11月</text:p>
          </table:table-cell>
          <table:table-cell table:style-name="ce14"/>
          <table:table-cell table:style-name="ce20" office:value-type="float" office:value="77923970.4752911" calcext:value-type="float">
            <text:p><text:s/>77,923,970 <text:s/></text:p>
          </table:table-cell>
          <table:table-cell table:style-name="ce25" office:value-type="float" office:value="6472073.41013362" calcext:value-type="float">
            <text:p><text:s/>6,472,073 <text:s/></text:p>
          </table:table-cell>
          <table:table-cell table:style-name="ce25" office:value-type="float" office:value="24481636.2551188" calcext:value-type="float">
            <text:p><text:s/>24,481,636 <text:s/></text:p>
          </table:table-cell>
          <table:table-cell table:style-name="ce25" office:value-type="float" office:value="12338248.6649942" calcext:value-type="float">
            <text:p><text:s/>12,338,249 <text:s/></text:p>
          </table:table-cell>
          <table:table-cell table:style-name="ce25" office:value-type="float" office:value="719789.862822222" calcext:value-type="float">
            <text:p><text:s/>719,790 <text:s/></text:p>
          </table:table-cell>
          <table:table-cell table:style-name="ce25" office:value-type="float" office:value="5323769.55582567" calcext:value-type="float">
            <text:p><text:s/>5,323,770 <text:s/></text:p>
          </table:table-cell>
          <table:table-cell table:style-name="ce25" office:value-type="float" office:value="6417752.92790421" calcext:value-type="float">
            <text:p><text:s/>6,417,753 <text:s/></text:p>
          </table:table-cell>
          <table:table-cell table:style-name="ce31" office:value-type="float" office:value="22170699.7984924" calcext:value-type="float">
            <text:p><text:s/>22,170,700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12月</text:p>
          </table:table-cell>
          <table:table-cell table:style-name="ce14"/>
          <table:table-cell table:style-name="ce20" office:value-type="float" office:value="7476114.36345869" calcext:value-type="float">
            <text:p><text:s/>7,476,114 <text:s/></text:p>
          </table:table-cell>
          <table:table-cell table:style-name="ce25" office:value-type="float" office:value="592528.775013572" calcext:value-type="float">
            <text:p><text:s/>592,529 <text:s/></text:p>
          </table:table-cell>
          <table:table-cell table:style-name="ce25" office:value-type="float" office:value="2395788.50989987" calcext:value-type="float">
            <text:p><text:s/>2,395,789 <text:s/></text:p>
          </table:table-cell>
          <table:table-cell table:style-name="ce25" office:value-type="float" office:value="1169364.85013424" calcext:value-type="float">
            <text:p><text:s/>1,169,365 <text:s/></text:p>
          </table:table-cell>
          <table:table-cell table:style-name="ce25" office:value-type="float" office:value="68247.2616377778" calcext:value-type="float">
            <text:p><text:s/>68,247 <text:s/></text:p>
          </table:table-cell>
          <table:table-cell table:style-name="ce25" office:value-type="float" office:value="482496.345302286" calcext:value-type="float">
            <text:p><text:s/>482,496 <text:s/></text:p>
          </table:table-cell>
          <table:table-cell table:style-name="ce25" office:value-type="float" office:value="508892.292777554" calcext:value-type="float">
            <text:p><text:s/>508,892 <text:s/></text:p>
          </table:table-cell>
          <table:table-cell table:style-name="ce31" office:value-type="float" office:value="2258796.32869339" calcext:value-type="float">
            <text:p><text:s/>2,258,796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1 - 12月</text:p>
          </table:table-cell>
          <table:table-cell table:style-name="ce14"/>
          <table:table-cell table:style-name="ce20" office:value-type="float" office:value="85400084.8387498" calcext:value-type="float">
            <text:p><text:s/>85,400,085 <text:s/></text:p>
          </table:table-cell>
          <table:table-cell table:style-name="ce25" office:value-type="float" office:value="7064602.18514719" calcext:value-type="float">
            <text:p><text:s/>7,064,602 <text:s/></text:p>
          </table:table-cell>
          <table:table-cell table:style-name="ce25" office:value-type="float" office:value="26877424.7650187" calcext:value-type="float">
            <text:p><text:s/>26,877,425 <text:s/></text:p>
          </table:table-cell>
          <table:table-cell table:style-name="ce25" office:value-type="float" office:value="13507613.5151284" calcext:value-type="float">
            <text:p><text:s/>13,507,614 <text:s/></text:p>
          </table:table-cell>
          <table:table-cell table:style-name="ce25" office:value-type="float" office:value="788037.12446" calcext:value-type="float">
            <text:p><text:s/>788,037 <text:s/></text:p>
          </table:table-cell>
          <table:table-cell table:style-name="ce25" office:value-type="float" office:value="5806265.90112795" calcext:value-type="float">
            <text:p><text:s/>5,806,266 <text:s/></text:p>
          </table:table-cell>
          <table:table-cell table:style-name="ce25" office:value-type="float" office:value="6926645.22068176" calcext:value-type="float">
            <text:p><text:s/>6,926,645 <text:s/></text:p>
          </table:table-cell>
          <table:table-cell table:style-name="ce31" office:value-type="float" office:value="24429496.1271858" calcext:value-type="float">
            <text:p><text:s/>24,429,496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4"/>
          <table:table-cell table:style-name="ce20"/>
          <table:table-cell table:style-name="ce25" table:number-columns-repeated="6"/>
          <table:table-cell table:style-name="ce31"/>
          <table:table-cell table:number-columns-repeated="1013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0" office:value-type="string" calcext:value-type="string">
            <text:p><text:s/>1月</text:p>
          </table:table-cell>
          <table:table-cell table:style-name="ce14"/>
          <table:table-cell table:style-name="ce20" office:value-type="float" office:value="7549861.08552381" calcext:value-type="float">
            <text:p><text:s/>7,549,861 <text:s/></text:p>
          </table:table-cell>
          <table:table-cell table:style-name="ce25" office:value-type="float" office:value="598530.47675077" calcext:value-type="float">
            <text:p><text:s/>598,530 <text:s/></text:p>
          </table:table-cell>
          <table:table-cell table:style-name="ce25" office:value-type="float" office:value="2389217.58377646" calcext:value-type="float">
            <text:p><text:s/>2,389,218 <text:s/></text:p>
          </table:table-cell>
          <table:table-cell table:style-name="ce25" office:value-type="float" office:value="1080257.5342572" calcext:value-type="float">
            <text:p><text:s/>1,080,258 <text:s/></text:p>
          </table:table-cell>
          <table:table-cell table:style-name="ce25" office:value-type="float" office:value="73896.1719866667" calcext:value-type="float">
            <text:p><text:s/>73,896 <text:s/></text:p>
          </table:table-cell>
          <table:table-cell table:style-name="ce25" office:value-type="float" office:value="475393.275080937" calcext:value-type="float">
            <text:p><text:s/>475,393 <text:s/></text:p>
          </table:table-cell>
          <table:table-cell table:style-name="ce25" office:value-type="float" office:value="540718.342000495" calcext:value-type="float">
            <text:p><text:s/>540,718 <text:s/></text:p>
          </table:table-cell>
          <table:table-cell table:style-name="ce31" office:value-type="float" office:value="2391847.70167128" calcext:value-type="float">
            <text:p><text:s/>2,391,84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2月</text:p>
          </table:table-cell>
          <table:table-cell table:style-name="ce14"/>
          <table:table-cell table:style-name="ce20" office:value-type="float" office:value="6822739.85438655" calcext:value-type="float">
            <text:p><text:s/>6,822,740 <text:s/></text:p>
          </table:table-cell>
          <table:table-cell table:style-name="ce25" office:value-type="float" office:value="532949.832172341" calcext:value-type="float">
            <text:p><text:s/>532,950 <text:s/></text:p>
          </table:table-cell>
          <table:table-cell table:style-name="ce25" office:value-type="float" office:value="2109304.77464533" calcext:value-type="float">
            <text:p><text:s/>2,109,305 <text:s/></text:p>
          </table:table-cell>
          <table:table-cell table:style-name="ce25" office:value-type="float" office:value="1071821.3350745" calcext:value-type="float">
            <text:p><text:s/>1,071,821 <text:s/></text:p>
          </table:table-cell>
          <table:table-cell table:style-name="ce25" office:value-type="float" office:value="51197.7650822222" calcext:value-type="float">
            <text:p><text:s/>51,198 <text:s/></text:p>
          </table:table-cell>
          <table:table-cell table:style-name="ce25" office:value-type="float" office:value="381211.86257916" calcext:value-type="float">
            <text:p><text:s/>381,212 <text:s/></text:p>
          </table:table-cell>
          <table:table-cell table:style-name="ce25" office:value-type="float" office:value="540608.869887234" calcext:value-type="float">
            <text:p><text:s/>540,609 <text:s/></text:p>
          </table:table-cell>
          <table:table-cell table:style-name="ce31" office:value-type="float" office:value="2135645.41494575" calcext:value-type="float">
            <text:p><text:s/>2,135,645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3月</text:p>
          </table:table-cell>
          <table:table-cell table:style-name="ce14"/>
          <table:table-cell table:style-name="ce20" office:value-type="float" office:value="7526113.88855259" calcext:value-type="float">
            <text:p><text:s/>7,526,114 <text:s/></text:p>
          </table:table-cell>
          <table:table-cell table:style-name="ce25" office:value-type="float" office:value="591578.315184396" calcext:value-type="float">
            <text:p><text:s/>591,578 <text:s/></text:p>
          </table:table-cell>
          <table:table-cell table:style-name="ce25" office:value-type="float" office:value="2399966.20285071" calcext:value-type="float">
            <text:p><text:s/>2,399,966 <text:s/></text:p>
          </table:table-cell>
          <table:table-cell table:style-name="ce25" office:value-type="float" office:value="1111436.1316321" calcext:value-type="float">
            <text:p><text:s/>1,111,436 <text:s/></text:p>
          </table:table-cell>
          <table:table-cell table:style-name="ce25" office:value-type="float" office:value="55844.77264" calcext:value-type="float">
            <text:p><text:s/>55,845 <text:s/></text:p>
          </table:table-cell>
          <table:table-cell table:style-name="ce25" office:value-type="float" office:value="464496.807264295" calcext:value-type="float">
            <text:p><text:s/>464,497 <text:s/></text:p>
          </table:table-cell>
          <table:table-cell table:style-name="ce25" office:value-type="float" office:value="569751.170652445" calcext:value-type="float">
            <text:p><text:s/>569,751 <text:s/></text:p>
          </table:table-cell>
          <table:table-cell table:style-name="ce31" office:value-type="float" office:value="2333040.48832865" calcext:value-type="float">
            <text:p><text:s/>2,333,040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4月</text:p>
          </table:table-cell>
          <table:table-cell table:style-name="ce14"/>
          <table:table-cell table:style-name="ce20" office:value-type="float" office:value="7168902.78616696" calcext:value-type="float">
            <text:p><text:s/>7,168,903 <text:s/></text:p>
          </table:table-cell>
          <table:table-cell table:style-name="ce25" office:value-type="float" office:value="580043.047054758" calcext:value-type="float">
            <text:p><text:s/>580,043 <text:s/></text:p>
          </table:table-cell>
          <table:table-cell table:style-name="ce25" office:value-type="float" office:value="2331553.89680402" calcext:value-type="float">
            <text:p><text:s/>2,331,554 <text:s/></text:p>
          </table:table-cell>
          <table:table-cell table:style-name="ce25" office:value-type="float" office:value="1052731.66330955" calcext:value-type="float">
            <text:p><text:s/>1,052,732 <text:s/></text:p>
          </table:table-cell>
          <table:table-cell table:style-name="ce25" office:value-type="float" office:value="47671.5484888889" calcext:value-type="float">
            <text:p><text:s/>47,672 <text:s/></text:p>
          </table:table-cell>
          <table:table-cell table:style-name="ce25" office:value-type="float" office:value="446830.960774004" calcext:value-type="float">
            <text:p><text:s/>446,831 <text:s/></text:p>
          </table:table-cell>
          <table:table-cell table:style-name="ce25" office:value-type="float" office:value="532787.123816317" calcext:value-type="float">
            <text:p><text:s/>532,787 <text:s/></text:p>
          </table:table-cell>
          <table:table-cell table:style-name="ce31" office:value-type="float" office:value="2177284.54591942" calcext:value-type="float">
            <text:p><text:s/>2,177,285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5月</text:p>
          </table:table-cell>
          <table:table-cell table:style-name="ce14"/>
          <table:table-cell table:style-name="ce20" office:value-type="float" office:value="7633454.2635079" calcext:value-type="float">
            <text:p><text:s/>7,633,454 <text:s/></text:p>
          </table:table-cell>
          <table:table-cell table:style-name="ce25" office:value-type="float" office:value="638537.059052285" calcext:value-type="float">
            <text:p><text:s/>638,537 <text:s/></text:p>
          </table:table-cell>
          <table:table-cell table:style-name="ce25" office:value-type="float" office:value="2440482.68830118" calcext:value-type="float">
            <text:p><text:s/>2,440,483 <text:s/></text:p>
          </table:table-cell>
          <table:table-cell table:style-name="ce25" office:value-type="float" office:value="1103028.14706592" calcext:value-type="float">
            <text:p><text:s/>1,103,028 <text:s/></text:p>
          </table:table-cell>
          <table:table-cell table:style-name="ce25" office:value-type="float" office:value="59931.7284088889" calcext:value-type="float">
            <text:p><text:s/>59,932 <text:s/></text:p>
          </table:table-cell>
          <table:table-cell table:style-name="ce25" office:value-type="float" office:value="505883.41261195" calcext:value-type="float">
            <text:p><text:s/>505,883 <text:s/></text:p>
          </table:table-cell>
          <table:table-cell table:style-name="ce25" office:value-type="float" office:value="525425.339395949" calcext:value-type="float">
            <text:p><text:s/>525,425 <text:s/></text:p>
          </table:table-cell>
          <table:table-cell table:style-name="ce31" office:value-type="float" office:value="2360165.88867173" calcext:value-type="float">
            <text:p><text:s/>2,360,166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6月</text:p>
          </table:table-cell>
          <table:table-cell table:style-name="ce14"/>
          <table:table-cell table:style-name="ce20" office:value-type="float" office:value="7103420.85812088" calcext:value-type="float">
            <text:p><text:s/>7,103,421 <text:s/></text:p>
          </table:table-cell>
          <table:table-cell table:style-name="ce25" office:value-type="float" office:value="623818.541339813" calcext:value-type="float">
            <text:p><text:s/>623,819 <text:s/></text:p>
          </table:table-cell>
          <table:table-cell table:style-name="ce25" office:value-type="float" office:value="2442035.83276594" calcext:value-type="float">
            <text:p><text:s/>2,442,036 <text:s/></text:p>
          </table:table-cell>
          <table:table-cell table:style-name="ce25" office:value-type="float" office:value="847579.735741691" calcext:value-type="float">
            <text:p><text:s/>847,580 <text:s/></text:p>
          </table:table-cell>
          <table:table-cell table:style-name="ce25" office:value-type="float" office:value="69463.2939977778" calcext:value-type="float">
            <text:p><text:s/>69,463 <text:s/></text:p>
          </table:table-cell>
          <table:table-cell table:style-name="ce25" office:value-type="float" office:value="460846.078835953" calcext:value-type="float">
            <text:p><text:s/>460,846 <text:s/></text:p>
          </table:table-cell>
          <table:table-cell table:style-name="ce25" office:value-type="float" office:value="570905.510709955" calcext:value-type="float">
            <text:p><text:s/>570,906 <text:s/></text:p>
          </table:table-cell>
          <table:table-cell table:style-name="ce31" office:value-type="float" office:value="2088771.86472974" calcext:value-type="float">
            <text:p><text:s/>2,088,772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7月</text:p>
          </table:table-cell>
          <table:table-cell table:style-name="ce14"/>
          <table:table-cell table:style-name="ce20" office:value-type="float" office:value="7504205.89312918" calcext:value-type="float">
            <text:p><text:s/>7,504,206 <text:s/></text:p>
          </table:table-cell>
          <table:table-cell table:style-name="ce25" office:value-type="float" office:value="653273.179578249" calcext:value-type="float">
            <text:p><text:s/>653,273 <text:s/></text:p>
          </table:table-cell>
          <table:table-cell table:style-name="ce25" office:value-type="float" office:value="2522997.08392302" calcext:value-type="float">
            <text:p><text:s/>2,522,997 <text:s/></text:p>
          </table:table-cell>
          <table:table-cell table:style-name="ce25" office:value-type="float" office:value="981445.047035573" calcext:value-type="float">
            <text:p><text:s/>981,445 <text:s/></text:p>
          </table:table-cell>
          <table:table-cell table:style-name="ce25" office:value-type="float" office:value="87900.9548155556" calcext:value-type="float">
            <text:p><text:s/>87,901 <text:s/></text:p>
          </table:table-cell>
          <table:table-cell table:style-name="ce25" office:value-type="float" office:value="483202.107591398" calcext:value-type="float">
            <text:p><text:s/>483,202 <text:s/></text:p>
          </table:table-cell>
          <table:table-cell table:style-name="ce25" office:value-type="float" office:value="643018.034203907" calcext:value-type="float">
            <text:p><text:s/>643,018 <text:s/></text:p>
          </table:table-cell>
          <table:table-cell table:style-name="ce31" office:value-type="float" office:value="2132369.48598147" calcext:value-type="float">
            <text:p><text:s/>2,132,369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8月</text:p>
          </table:table-cell>
          <table:table-cell table:style-name="ce14"/>
          <table:table-cell table:style-name="ce20" office:value-type="float" office:value="7713887.65193793" calcext:value-type="float">
            <text:p><text:s/>7,713,888 <text:s/></text:p>
          </table:table-cell>
          <table:table-cell table:style-name="ce25" office:value-type="float" office:value="652153.963089196" calcext:value-type="float">
            <text:p><text:s/>652,154 <text:s/></text:p>
          </table:table-cell>
          <table:table-cell table:style-name="ce25" office:value-type="float" office:value="2494010.74968163" calcext:value-type="float">
            <text:p><text:s/>2,494,011 <text:s/></text:p>
          </table:table-cell>
          <table:table-cell table:style-name="ce25" office:value-type="float" office:value="1064843.64709094" calcext:value-type="float">
            <text:p><text:s/>1,064,844 <text:s/></text:p>
          </table:table-cell>
          <table:table-cell table:style-name="ce25" office:value-type="float" office:value="75260.7836155556" calcext:value-type="float">
            <text:p><text:s/>75,261 <text:s/></text:p>
          </table:table-cell>
          <table:table-cell table:style-name="ce25" office:value-type="float" office:value="504597.40598936" calcext:value-type="float">
            <text:p><text:s/>504,597 <text:s/></text:p>
          </table:table-cell>
          <table:table-cell table:style-name="ce25" office:value-type="float" office:value="655782.240364539" calcext:value-type="float">
            <text:p><text:s/>655,782 <text:s/></text:p>
          </table:table-cell>
          <table:table-cell table:style-name="ce31" office:value-type="float" office:value="2267238.8621067" calcext:value-type="float">
            <text:p><text:s/>2,267,239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<text:s/>9月</text:p>
          </table:table-cell>
          <table:table-cell table:style-name="ce14"/>
          <table:table-cell table:style-name="ce20" office:value-type="float" office:value="7631506.44679543" calcext:value-type="float">
            <text:p><text:s/>7,631,506 <text:s/></text:p>
          </table:table-cell>
          <table:table-cell table:style-name="ce25" office:value-type="float" office:value="608173.59402859" calcext:value-type="float">
            <text:p><text:s/>608,174 <text:s/></text:p>
          </table:table-cell>
          <table:table-cell table:style-name="ce25" office:value-type="float" office:value="2420456.33105505" calcext:value-type="float">
            <text:p><text:s/>2,420,456 <text:s/></text:p>
          </table:table-cell>
          <table:table-cell table:style-name="ce25" office:value-type="float" office:value="1074583.89780448" calcext:value-type="float">
            <text:p><text:s/>1,074,584 <text:s/></text:p>
          </table:table-cell>
          <table:table-cell table:style-name="ce25" office:value-type="float" office:value="59202.1927688889" calcext:value-type="float">
            <text:p><text:s/>59,202 <text:s/></text:p>
          </table:table-cell>
          <table:table-cell table:style-name="ce25" office:value-type="float" office:value="536801.530888751" calcext:value-type="float">
            <text:p><text:s/>536,802 <text:s/></text:p>
          </table:table-cell>
          <table:table-cell table:style-name="ce25" office:value-type="float" office:value="679164.402846808" calcext:value-type="float">
            <text:p><text:s/>679,164 <text:s/></text:p>
          </table:table-cell>
          <table:table-cell table:style-name="ce31" office:value-type="float" office:value="2253124.49740286" calcext:value-type="float">
            <text:p><text:s/>2,253,124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10月</text:p>
          </table:table-cell>
          <table:table-cell table:style-name="ce14"/>
          <table:table-cell table:style-name="ce20" office:value-type="float" office:value="7856528.00356992" calcext:value-type="float">
            <text:p><text:s/>7,856,528 <text:s/></text:p>
          </table:table-cell>
          <table:table-cell table:style-name="ce25" office:value-type="float" office:value="597869.953211746" calcext:value-type="float">
            <text:p><text:s/>597,870 <text:s/></text:p>
          </table:table-cell>
          <table:table-cell table:style-name="ce25" office:value-type="float" office:value="2460966.36045377" calcext:value-type="float">
            <text:p><text:s/>2,460,966 <text:s/></text:p>
          </table:table-cell>
          <table:table-cell table:style-name="ce25" office:value-type="float" office:value="1231759.62416698" calcext:value-type="float">
            <text:p><text:s/>1,231,760 <text:s/></text:p>
          </table:table-cell>
          <table:table-cell table:style-name="ce25" office:value-type="float" office:value="66431.7814244444" calcext:value-type="float">
            <text:p><text:s/>66,432 <text:s/></text:p>
          </table:table-cell>
          <table:table-cell table:style-name="ce25" office:value-type="float" office:value="520866.812723729" calcext:value-type="float">
            <text:p><text:s/>520,867 <text:s/></text:p>
          </table:table-cell>
          <table:table-cell table:style-name="ce25" office:value-type="float" office:value="669005.749995312" calcext:value-type="float">
            <text:p><text:s/>669,006 <text:s/></text:p>
          </table:table-cell>
          <table:table-cell table:style-name="ce31" office:value-type="float" office:value="2309627.72159393" calcext:value-type="float">
            <text:p><text:s/>2,309,628 <text:s/>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 office:value-type="string" calcext:value-type="string">
            <text:p>11月</text:p>
          </table:table-cell>
          <table:table-cell table:style-name="ce14"/>
          <table:table-cell table:style-name="ce20" office:value-type="float" office:value="7317251.76396021" calcext:value-type="float">
            <text:p><text:s/>7,317,252 <text:s/></text:p>
          </table:table-cell>
          <table:table-cell table:style-name="ce25" office:value-type="float" office:value="562953.337472432" calcext:value-type="float">
            <text:p><text:s/>562,953 <text:s/></text:p>
          </table:table-cell>
          <table:table-cell table:style-name="ce25" office:value-type="float" office:value="2369733.86185236" calcext:value-type="float">
            <text:p><text:s/>2,369,734 <text:s/></text:p>
          </table:table-cell>
          <table:table-cell table:style-name="ce25" office:value-type="float" office:value="993498.871133118" calcext:value-type="float">
            <text:p><text:s/>993,499 <text:s/></text:p>
          </table:table-cell>
          <table:table-cell table:style-name="ce25" office:value-type="float" office:value="48320.0827044445" calcext:value-type="float">
            <text:p><text:s/>48,320 <text:s/></text:p>
          </table:table-cell>
          <table:table-cell table:style-name="ce25" office:value-type="float" office:value="485579.226397129" calcext:value-type="float">
            <text:p><text:s/>485,579 <text:s/></text:p>
          </table:table-cell>
          <table:table-cell table:style-name="ce25" office:value-type="float" office:value="635351.953277031" calcext:value-type="float">
            <text:p><text:s/>635,352 <text:s/></text:p>
          </table:table-cell>
          <table:table-cell table:style-name="ce31" office:value-type="float" office:value="2221814.4311237" calcext:value-type="float">
            <text:p><text:s/>2,221,814 <text:s/>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1" office:value-type="string" calcext:value-type="string">
            <text:p>1 - 11月</text:p>
          </table:table-cell>
          <table:table-cell table:style-name="ce15"/>
          <table:table-cell table:style-name="ce21" office:value-type="float" office:value="81827872.4956513" calcext:value-type="float">
            <text:p><text:s/>81,827,872 <text:s/></text:p>
          </table:table-cell>
          <table:table-cell table:style-name="ce26" office:value-type="float" office:value="6639881.29893458" calcext:value-type="float">
            <text:p><text:s/>6,639,881 <text:s/></text:p>
          </table:table-cell>
          <table:table-cell table:style-name="ce26" office:value-type="float" office:value="26380725.3661095" calcext:value-type="float">
            <text:p><text:s/>26,380,725 <text:s/></text:p>
          </table:table-cell>
          <table:table-cell table:style-name="ce26" office:value-type="float" office:value="11612985.6343121" calcext:value-type="float">
            <text:p><text:s/>11,612,986 <text:s/></text:p>
          </table:table-cell>
          <table:table-cell table:style-name="ce26" office:value-type="float" office:value="695121.075933333" calcext:value-type="float">
            <text:p><text:s/>695,121 <text:s/></text:p>
          </table:table-cell>
          <table:table-cell table:style-name="ce26" office:value-type="float" office:value="5265709.48073667" calcext:value-type="float">
            <text:p><text:s/>5,265,709 <text:s/></text:p>
          </table:table-cell>
          <table:table-cell table:style-name="ce26" office:value-type="float" office:value="6562518.73714999" calcext:value-type="float">
            <text:p><text:s/>6,562,519 <text:s/></text:p>
          </table:table-cell>
          <table:table-cell table:style-name="ce32" office:value-type="float" office:value="24670930.9024752" calcext:value-type="float">
            <text:p><text:s/>24,670,931 <text:s/></text:p>
          </table:table-cell>
          <table:table-cell table:number-columns-repeated="1013"/>
        </table:table-row>
        <table:table-row table:style-name="ro5" table:number-rows-repeated="20">
          <table:table-cell table:number-columns-repeated="3"/>
          <table:table-cell table:style-name="ce22" table:number-columns-repeated="8"/>
          <table:table-cell table:number-columns-repeated="1013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1">
      <number:text>- 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-  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內能源消費(按部門區分)</dc:title>
    <dc:subject>國內能源消費(按部門區分)</dc:subject>
    <meta:keyword>能源統計月報</meta:keyword>
    <dc:description>國內能源消費(按部門區分)</dc:description>
    <meta:initial-creator>國際合作與能源統計科</meta:initial-creator>
    <meta:creation-date>2012-04-18T11:15:11</meta:creation-date>
    <dc:creator>方文秀</dc:creator>
    <dc:date>2021-12-29T20:18:41</dc:date>
    <meta:print-date>2021-12-29T20:18:37</meta:print-date>
    <meta:document-statistic meta:table-count="1" meta:cell-count="409" meta:object-count="0"/>
    <meta:generator>LibreOffice/5.4.1.2$Windows_x86 LibreOffice_project/ea7cb86e6eeb2bf3a5af73a8f7777ac570321527</meta:generator>
    <meta:user-defined meta:name="EDOID" meta:value-type="float">393702</meta:user-defined>
  </office:meta>
</office:document-meta>
</file>